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1" calcext:value-type="date">
            <text:p>21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20:42:05.3960641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7T22:10:02.193607541</dc:date>
    <meta:editing-duration>P98DT46M5S</meta:editing-duration>
    <meta:editing-cycles>563</meta:editing-cycles>
    <meta:document-statistic meta:table-count="5" meta:cell-count="588" meta:object-count="0"/>
  </office:meta>
</office:document-meta>
</file>